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A2A29" style:font-name="Verdana" style:font-name-asian="Verdana" style:font-name-complex="Verdana"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ext-properties fo:color="#800080" style:font-name="Verdana" style:font-name-asian="Verdana" style:font-name-complex="Verdana" fo:font-size="8pt" style:font-size-asian="8pt" style:font-size-complex="8pt"/>
    </style:style>
    <style:style style:name="ce4" style:family="table-cell" style:parent-style-name="Default" style:data-style-name="N0">
      <style:text-properties fo:color="#000080" style:font-name="Verdana" style:font-name-asian="Verdana" style:font-name-complex="Verdana" fo:font-size="9pt" style:font-size-asian="9pt" style:font-size-complex="9pt"/>
    </style:style>
    <style:style style:name="co1" style:family="table-column">
      <style:table-column-properties fo:break-before="auto" style:column-width="25.161875cm" style:use-optimal-column-width="true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6.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abandon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ə'bændən/ n. Syn. relinquish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acking restraint or control; feeling of extreme emotional intensity; unbounded enthusias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bash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ə'bæʃ/ v. Syn. embarras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mbarrass; make ashamed or uneasy; disconcer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bdicat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æbdɪkeɪt/ v. Syn. renounc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ive up, renounce, abandon, lay down, or withdraw from, as a right or clai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be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ə'bɛt/ v. Syn. encourag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id, usually in doing something wrong; encourag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bridg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ə'brɪdʒ/ v. Syn. condense; short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ndense; shorten; reduce length of written tex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brogat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æbroʊgeɪt/ a. Syn. abolish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bolish, do away with, or annul, especially by authorit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bstemi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æb'sti:mɪəs/ a. Syn. temperat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paring or moderation in eating and drinking; temperat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cademic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ækə'dɛmɪk/ a. Syn. scholarly; collegiate; theoretica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lated to school; not practical or directly useful; relating to scholarly organization; based on formal educa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cced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æk'si:d/ v. Syn. agree; assent; conce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gree; give consent, often at insistence of another; conced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ccelerat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ək'sɛləreɪt/ v. Syn. speed; hast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ove faster; cause to develop or progress more quickly; occur sooner than expecte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ccolad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ækəleɪd/ n. Syn. prai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ward of merit; expression of approval; prai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ccord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ə'kɔ:d/ n. Syn. agreement; treaty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ttlement or compromise of conflicting opinions; written agreement between two stat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crimoni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ækrɪ'moʊnɪəs/ a. Syn. rancorou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itter and sharp in language, tone, or manne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cumen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ækjʊmɛn, ə'kju:mɛn/ n. Syn. acuteness; insigh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ental keenness; quickness of percep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dmonish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əd'mɒnɪʃ/ v. Syn. warn; reprov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warn; counsel someone against something to be avoide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dmonition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ædmɒ'nɪʃ(ə)n/ n. Syn. warni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entle or friendly reproof; counseling against fault or oversight; warn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dversar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ædvəsərɪ/ n. Syn. opponent; contesta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pponent in contest; someone who offers opposi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dvers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ædvɜrs/ a. Syn. unfavorable; hostil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n opposing direction; harmful or unfavorable; acting or serving to oppo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dversit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əd'vɜrsɪtɪ/ n. Syn. poverty; misfortun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tate of misfortune, hardship, or affliction; misfortun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esthetic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i:s'θɛtɪk/ a. Syn. artistic; elega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legant or tasteful; of or concerning appreciation of beauty or good tast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ffabl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æfəb(ə)l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asily approachable; warmly friend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ffluen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æflʊənt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aving an abundant supply of money or possessions of valu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ggressiv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əgrɛsɪv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king assaults; unjustly attacking; combative; hostile; tending to spread quick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lacrit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ə'lækrɪtɪ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heerful promptness or willingness; eagerness; speed or quicknes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lienat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eɪlɪəneɪt/ v. Syn. estrange; transfer; separat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use to become unfriendly or hostile; transfer property or ownership; isolate or dissociate emotional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lla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ə'leɪ/ v. Syn. calm; pacify; reliev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lm; pacify; reduce the intensity of; reliev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llud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ə'lu:d/ v. Syn. imply; ref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fer casually or indirectly, or by sugges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llur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ə'ljʊə(r)/ v. Syn. entice; attrac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ttract with something desirable; be highly, often subtly attractiv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llusion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ə'lu:ʒ(ə)n/ n. Syn. metaph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ndirect reference; symbolical reference or comparison; metapho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mbigu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æm'bɪgjʊəs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nclear or doubtful in mean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miabl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eɪmɪəb(ə)l/ a. Syn. agreeable; lovabl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ood-natured and likable; lovable; warmly friend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nalog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ə'næləgəs/ a. Syn. comparabl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parable; similar or alik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nalog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ə'nælədʒɪ/ n. Syn. similarity; parallelis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imilarity in some respects; comparison based on similarit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narch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ænəkɪ/ n. Syn. lawlessness; disord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bsence of governing body; state of disorder; political disorder and confus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nim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ænɪməs/ n. Syn. enmity; dispositi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eeling of enmity or ill will; attitude that informs one's actions; disposi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nnal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æn(ə)lz/ n. Syn. records; history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hronological record of the events of successive year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nonym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ə'nɒnɪməs/ a. Syn. unknown; nameles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aving no name; having unknown or unacknowledged nam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ntholog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æn'θɒlədʒɪ/ n. Syn. collecti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ook of literary selections by various author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ntithesi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æn'tɪθəsɪs/ n. Syn. contras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ntrast; direct contrast; opposi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pathetic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æpə'θɛtɪk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eeling or showing a lack of interest or concern; indifferen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path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æpəθɪ/ n. Syn. indifferenc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ack of caring; indifferenc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pprehend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æprɪ'hɛnd/ v. Syn. arrest; perceiv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ake into custody; arrest a criminal; grasp mentally; perceiv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pprehensiv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æprɪ'hɛnsɪv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pable of apprehending; knowing; conscious; relating to the faculty of apprehension; sensible; feeling; perceptiv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ppris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ə'praɪz/ v. Syn. infor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nform; give notice to; make awar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pprobation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æprə'beɪʃ(ə)n/ n. Syn. approva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xpression of warm approval; prai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p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æpt/ a. Syn. appropriate; suitabl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ikely; exactly suitable; appropriate; quick to learn or understan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ptitud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æptɪtju:d/;/'æptɪtud/ n. Syn. intelligence; tale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nherent ability; quickness in learning and understand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rbiter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ɑrbɪtə(r)/ n. Syn. judg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erson with power to decide a dispute; judg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rchetyp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ɑrkɪtaɪp/ n. Syn. prototyp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rototype; original model or type after which other similar things are patterne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rid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ærɪd/ a. Syn. dry; barr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ry; lacking moisture, especially having insufficient rainfall to support trees or plant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ristocrac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ærɪs'tɒkrəsɪ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ereditary nobility; privileged clas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rticulat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ɑr'tɪkjʊlət/ a. Syn. effective; distinc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xpressing oneself easily in clear and effective languag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scetic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ə'sɛtɪk/ a. Syn. austere; sever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eading a life of self-discipline and self-denial; auster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ssidu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ə'sɪdjʊəs/;/ə'sɪdʒʊəs/ a. Syn. diligent; persiste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nstant in application or attention; diligent; unceasing or persisten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sylum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ə'saɪləm/ n. Syn. protecti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lace of refuge or shelter; protec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theis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eɪθiɪst/ n. Syn. nonbeliev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onbeliever; one who denies the existence of go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ttribut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ə'trɪbju:t/ n. Syn. trai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ssential quality; reputation; hono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ugmen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ɔ:g'mɛnt/ v. Syn. increa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ke greater, as in size, extent, or quantit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uspici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ɔ:'spɪʃəs/ a. Syn. propitiou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ttended by favorable circumstances; marked by success; prosperou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uthentic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ɜr'θɛntɪk/ a. Syn. genuine; real; valid; trustworthy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ot counterfeit or copied; valid; trustworth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utocratic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ɔtə'krætɪk/ a. Syn. dictatoria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aving absolute, unchecked power; dictatoria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varic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ævərɪs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reediness for wealth; insatiable desire of gai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wr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ə'raɪ/ ad. Syn. distorted; crooked ; askew; amis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n a position that is turned toward one side; away from correct cour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anal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bə'nɑrl/;/'beɪnl/ a. Syn. dull; commonplace; trit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bvious and dull; commonplace; lacking originalit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an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beɪn/ n. Syn. cur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omething causes misery or death; curse; fatal injury or rui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anter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bæntə(r)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ood-humored, playful conversa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aton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bæt(ə)n/;/bə'tɒn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 staff or truncheon, used for various purposes, as one of a conductor in musical performances, one transferred by runners in a relay rac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eli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bɪ'laɪ/ v. Syn. contradic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ntradict; give a false impress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ellicos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bɛlɪkoʊs/ a. Syn. warlike; belligere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warlike or hostile in manner or temperament; showing or having impulse to be combativ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enevolen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bɪ'nɛvələnt/ a. Syn. generous; charitabl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enerous in providing aid to others; charitabl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esmirch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bɪ'smɜrtʃ/ v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oil, smear so as to make dirty or staine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iased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baɪəs(ɪ)d/ a. Syn. slanted; prejudic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avoring one person or side over another; prejudice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izarr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bɪ'zɑr(r)/ a. Syn. fantastic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antastic; violently contrasting; strangely unconventional in style or appearanc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land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blænd/ a. Syn. soothing; mild; agreeabl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acking stimulating or mild; agreeabl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landishmen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blændɪʃmənt/ n. Syn. flattery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lattery; speech or action expressive of affection or kindness, and tending to win the hear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lemish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blɛmɪʃ/ v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rk with deformity; injure or impair, as anything which is excellent; make defective, either the body or min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ligh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blaɪt/ v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last; prevent the growth and fertility of; destroy the happiness of; ruin; frustrat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lith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blaɪð/ a. Syn. gay; joyous; heedles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ay; joyous; carefree and lighthearte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ombastic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bɒm'bæstɪk/ a. Syn. pompou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mpous; using inflated language; high-sounding but with little mean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oorish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bʊərɪʃ/ a. Syn. rude; clumsy; illiterat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ude and clumsy in behavior; ungentlemanly; awkward in manner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ucolic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bju:'kɒlɪk/ a. Syn. rustic; pastora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ustic; pastoral; agricultural; relating to country affairs, or to shepherd's life and occupa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uffoon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bʌ'fu:n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ne who makes a practice of amusing others by low tricks, antic gestures; droll; mimic; clow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ulwark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bʊlwək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arthwork or other strong defense; person who defend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umpti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bʌmpʃəs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ffensively self-assertive; liable to give or take offense; forward; push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abal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kə'bæl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mall group of persons secretly united to promote their own interest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acophon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kə'kɒfənəs/ a. Syn. discordant; inharmoniou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iscordant; inharmonious; sounding harshly; ill-sound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adaver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kə'dævərəs/ a. Syn. pal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ike corpse; pale; Having appearance or color of dead human bod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all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kæləs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motionally hardened; unfeel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andid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kændɪd/ a. Syn. straightforward; frank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traightforward; frank; free from prejudice; impartia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andor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kændə(r)/ n. Syn. franknes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rankness; quality of being honest and straightforward in attitude and speech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antanker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kæn'tæŋkərəs/ a. Syn. irritabl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ll humored; irritable; marked by ill-tempered contradiction or opposition; ugly; maliciou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aprici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kə'prɪʃəs/ a. Syn. unpredictable; fickle; arbitrary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ickle; impulsive and unpredictable; apt to change opinions sudden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apti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kæpʃəs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ntended to confuse in an argumen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aricatur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kærɪkə'tjʊə(r)/ n. Syn. distortion; burlesqu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presentation that is deliberately exaggerated to produce a comic effec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astigat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kæstɪgeɪt/ v. Syn. punish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riticize severely; punish; revise or make corrections to publica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elestial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sɪ'lɛstɪəl/;/sə'lZstʃl/ a. Syn. heavenly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lating to the sky or the heavens; supremely good; god or ange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hauvinis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ʃoʊvɪnɪst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erson with prejudiced belief in superiority of own kin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hicaner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ʃɪ'keɪnərɪ/ n. Syn. trickery; decepti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ean or unfair artifice to obscure truth; deception by trickery or sophistr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hronic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krɒnɪk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asting for long period; marked by frequent recurrence, as certain diseas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ircumspec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sɜrkəmspɛkt/ a. Syn. prudent; cautiou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refully aware of all circumstances; cautiou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ircumven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sɜrkəm'vɛnt/ v. Syn. outwi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urround; enclose or entrapoutwit; beat through cleverness and wi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ivil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sɪv(ə)l/ a. Syn. civic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aving to do with citizens or the state; courteous and polit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lamor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klæmərəs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peaking and repeating loud words; full of clamor; calling or demanding loudly or urgently; vociferous; noisy; bawling; lou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landestin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klæn'dɛstɪn/ a. Syn. secre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cret; conducted with or marked by hidden aims or method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alesc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koʊə'lɛs/ v. Syn. combine; fuse; mix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bine; fuse; grow together; come together so as to form one whole; unit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alition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koʊə'lɪʃ(ə)n/ n. Syn. partnership; league; uni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rtnership; league; state of being combined into one bod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ercion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koʊ'ɛrfɛn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se of force to get someone to obe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gen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koʊdʒənt/ a. Syn. convinci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asonable and convincing; based on evidence; forcefully persuasiv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llusion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kə'lu:ʒ(ə)n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cret agreement for an illegal purpose; conspirac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mmodi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kə'moʊdɪəs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pacious and comfortable; fit; proper; convenien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mpatibl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kəm'pætɪb(ə)l/ a. Syn. harmoniou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armonious; having similar disposition and tast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mpensation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kɒmpɛn'seɪʃ(ə)n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omething given or received as payment as for a service or loss or injur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mpunction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kəm'pʌŋkʃ(ə)n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eeling of deep regret; strong uneasiness caused by a sense of guil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nced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kən'si:d/ v. Syn. admit; yiel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dmit; yield; give up physical control of anothe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ndol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kən'doʊl/ v. Syn. griev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rieve; express sympathy; speak sympathetically to one in pain, grief, or misfortun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ndolenc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kən'doʊləns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xpression of sympathy with another in sorrow or grief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nfederat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kən'fɛdərət/ n. Syn. ally; collaborat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lly; form a group or unite 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ngenial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kən'dʒi:nɪəl/ a. Syn. compatibl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patibl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njectur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kən'dʒɛktʃə(r)/ v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elieve especially on uncertain or tentative ground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nsens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kən'sɛnsəs/ n. Syn. Agreement; accor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eneral agreement or accord; opinion reached by a group as a whol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nsternation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kɒnstə'neɪʃ(ə)n/ n. Syn. dismay; shock; fe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ntense state of fear or dismay; astonishment combined with terro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nstruction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kən'strʌkʃ(ə)n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ct of constructing or building something 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nsummat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kɒnsəmeɪt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rried to the utmost extent or degree; of the highest quality; complete; perfec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ntemptu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kən'tɛmptjʊəs/ a. Syn. scornfu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cornful; expressing contempt; showing a lack of respec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nvivial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kən'vɪvɪəl/ a. Syn. festiv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estive; occupied with or fond of the pleasures of good compan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pi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koʊpɪəs/ a. Syn. plentifu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lentiful; containing plenty; affording ample supp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rpulen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kɔ:pjʊlənt/ a. Syn. fa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very fat; large in body; overweigh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smopolitan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kɒzmə'pɒlɪt(ə)n/ a. Syn. sophisticat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ophisticated; of worldwide scop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teri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koʊtərɪ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roup that meets socially; an exclusive circle of people with common purpo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untenanc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kaʊntɪnəns/ v. Syn. approve; tolerat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ive sanction or support to; tolerate or approv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redenc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kri:dəns/ n. Syn. credit; faith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redit; faith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redibl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krɛdɪb(ə)l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pable of being credited or believed; worthy of belief; entitled to confidence; trustworth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redul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krɛdjʊləs/;/'krɛdʒələs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pt to believe on slight evidence; easily imposed upon; unsuspecting; believed too readi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ring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krɪndʒ/ v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hrink or recoil, as in fear, disgust or embarrassment; bend or crouch with base humilit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rucial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kru:ʃ(ə)l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f extreme importance; vital to the resolution of a crisis; of the greatest importanc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ryptic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krɪptɪk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aving hidden meaning; mystifying; using code or ciphe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urb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kɜrb/ v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end or curve; guide and manage, or restrai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ursor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kɜrsərɪ/ a. Syn. casua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sual; brief or broad; not cautious, nor detaile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ur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kɜrt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aving been shortened; effectively cut short; rudely brief or abrupt, as in speech or manne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ynical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sɪnɪk(ə)l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keptical of motives of others; selfishly calculating; negative or pessimistic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earth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dɜrθ/ n. Syn. scarcity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carcity; shortage of food; famine from failure or loss of crop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eferenc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dɛfərəns/ n. Syn. respec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willingness to carry out the wishes of others; great respec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eit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di:ɪtɪ/ n. Syn. god; divinity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od; divinity; supernatural thing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electabl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dɪ'lɛktəb(ə)l/ a. Syn. delightful; deliciou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lightful; delicious; extremely pleasing to the sense of tast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elet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dɪ'li:t/ v. Syn. era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rase; strike out; remove or make invisibl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elineat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dɪ'lɪnɪeɪt/ v. Syn. portray; depict; sketch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rtray; depict; draw or trace outline of; sketch ou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elinquen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dɪ'lɪŋkwənt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ailing in duty; offending by neglect of duty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elug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dɛlju:dʒ/ n. Syn. flood; rush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reat flood; heavy downpour; any overflowing of wate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emagogu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dɛməgɒg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erson who appeals to people's prejudice; false leader of peopl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emeanor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dɪ'mi:nə(r)/ n. Syn. behavi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nduct; management; way in which a person behav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emur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dɪ'mjʊə(r)/ a. Syn. grave; seriou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odest and reserved in manner or behavio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enounc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dɪ'naʊns/ v. Syn. condemn; criticize; announc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ndemn openly; criticize; make known in formal manne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eplet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dɪ'pli:t/ v. Syn. reduce; exhaus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crease fullness of; use up or empty ou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eprecat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dɛprɪkeɪt/ v. Syn. belittl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xpress disapproval of; protest against; belittl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epreciat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dɪ'pri:ʃɪeɪt/ v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essen price or value of; think or speak of as being of little worth; belittl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evastation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dɛvəs'teɪʃən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n event that results in total destruction; the state of being decayed or destroye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evi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di:vɪəs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parting from correct or accepted way; misleading; not straightforwar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evoid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dɪ'vɔɪd/ a. Syn. barren; empty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pletely lacking; barren or empt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evou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dɪ'vaʊt/ a. Syn. piou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xpressing devotion or piety; earnest in religious fiel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ilemma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daɪ'lɛmə/ n. Syn. predicame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redicament; state of uncertainty or between equally unfavorable option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isconcer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dɪskən'sɜrt/ v. Syn. confuse; upset; embarras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nfuse; frustrate by throwing into disorder; embarras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isconsolat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dɪs'kɒnsələt/ a. Syn. sa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ad; cheerless; gloomy; hopeless or not expect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iscours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dɪskɔ:s/ n. Syn. conversati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ormal, lengthy discussion of a subject; verbal exchange; conversa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iscret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dɪ'skri:t/ a. Syn. separate; distinc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parate; consisting of unconnected distinct part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iscursiv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dɪ'skɜrsɪv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ending to depart from main point or cover a wide range of subject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isparat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dɪspərət/ a. Syn. unrelat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undamentally distinct or different in kind; entirely dissimila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isparit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dɪ'spærɪtɪ/ n. Syn. differenc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ifference; condition or fact of being unequal, as in age, rank, or degre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ispassionat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dɪ'spæʃ(ə)nət/ a. Syn. calm; impartia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lm; impartial; unaffected by strong emotion or prejudic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ispatch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dɪ'spætʃ/ n. Syn. expedition; sending off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ct of sending off something; property of being prompt and efficient; message usually sent in hast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ispel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dɪ'spɛl/ v. Syn. scatt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catter; drive away; cause to vanish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issen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dɪ'sɛnt/ v. Syn. disagre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iffer in opinion or feeling; withhold assent or approva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issolut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dɪsəlu:t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acking moral restraint; indulging in sensual pleasures or vic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istraugh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dɪ'strɔ:t/ a. Syn. upse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eply agitated, as from emotional conflict; mad; insan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ivers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daɪ'vɜrs/ a. Syn. variou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iffering in some characteristics; variou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iversif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daɪ'vɜrsɪfaɪ/ v. Syn. vary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ive variety to; spread out activities or investment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ivulg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daɪ'vʌldʒ/ v. Syn. revea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veal; make known to public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ogmatic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dɒg'mætɪk/;/dɔ:gmætɪk/ a. Syn. opinionated; doctrina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tubbornly adhering to insufficiently proven beliefs; inflexible, rigi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ynamic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daɪ'næmɪk/ a. Syn. energetic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nergetic; vigorously activ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cclesiastic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kli:zɪ'æstɪk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ertaining to church, specifically, to ministry or administration of church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dic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i:dɪkt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cree ,especially issued by a sovereign; official comman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dif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ɛdɪfaɪ/ v. Syn. instruc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nstruct or correct, especially so as to encourage intellectual, moral, or spiritual improvemen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gregi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'gri:dʒəs/ a. Syn. notoriou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otorious; conspicuously bad or shock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lici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'lɪsɪt/ v. Syn. provok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raw out; bring forth or to light; generate or provoke as response or answe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lucidat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'lu:sɪdeɪt/ v. Syn. explain; enlight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ke clear or plain, especially by explanation; clarif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missar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ɛmɪsərɪ/ n. Syn. agent; messeng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gent sent on a mission to represent or advance the interests of anothe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ngender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n'dʒɛndə(r)/ v. Syn. cause; produc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use; bring into existence; give rise t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nnui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ɒn'wi: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eeling of being bored by something tediou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nsu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n'sju:/;/ɪn'su:/ v. Syn. follow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ursue; follow or come afterward; follow as a consequenc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ntrea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n'tri:t/ v. Syn. plea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lead; make earnest request of; ask for earnest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phemeral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'fɛmərəl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hort-lived; enduring a very short tim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pitaph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ɛpɪtɑrf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nscription on tombstone in memor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pithe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ɛpɪθɛt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word or phrase characteristically used to describe a person or th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quabl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ɛkwəb(ə)l/ a. Syn. tranquil; unifor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ranquil; not varying; uniform; not easily disturbe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quanimit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i:kwə'nɪmɪtɪ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lmness of temperament; steadiness of mind under stress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rratic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'rætɪk/ a. Syn. odd; unpredictabl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o fixed or regular course; wander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rudit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ɛru:daɪt/ a. Syn. learned; scholarly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earned; scholarly, with emphasis on knowledge gained from book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soteric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i:soʊ'tɛrɪk/ a. Syn. mysteriou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ard to understand; known only in a particular group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xceptionabl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k'sɛpʃ(ə)nəb(ə)l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pen or liable to objection or debate; liable to cause disapprova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xculpat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ɛkskʌlpeɪt/ v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ronounce not guilty of criminal charg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xemplar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g'zɛmplərɪ/ a. Syn. modeled; idea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rving as model; outstanding; typica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xod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ɛksədəs/ n. Syn. departur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parture of a large number of peopl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xotic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ɛg'zɒtɪk/ a. Syn. strang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rom another part of the world; foreign; strikingly strange or unusua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xpatriat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ɛks'pætrɪət/ n. Syn. exil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omeone who has withdrawn from his native lan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xpedien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k'spi:dɪənt/ a. Syn. suitabl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uitable; appropriate to a purpose; serving to promote your interes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xploi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ɛk'splɔɪt/ v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ke use of, sometimes unjust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xposition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ɛkspə'zɪʃ(ə)n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xhibition; part of a play that provides the background information; opening section of a fugu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xpound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k'spaʊnd/ v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xplain or describe in detai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xpurgat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ɛkspəgeɪt/ v. Syn. clea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lean; remove offensive parts of book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xtinc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k'stɪŋkt/ a. Syn. nonexistent; vanished; dea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o longer existing or living; vanished; dea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xtirpat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ɛkstəpeɪt/ v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oot out; eradicate, literally or figuratively; destroy whol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xtrane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ɛks'treɪnɪəs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ot essential; coming from outsid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acad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fə'sɑrd/ n. Syn. face; appearanc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ront of building; superficial or false appearanc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aceti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fə'si:ʃəs/ a. Syn. humorou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joking ,often inappropriately; humorou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allaci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fə'leɪʃəs/ a. Syn. false; deceptiv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alse; tending to mislead; deceptiv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allac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fæləsɪ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ceptive or false appearance; false notion; decep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allibl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fæləb(ə)l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ikely to fail or be inaccurat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athom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fæð(ə)m/ v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easure the depth; come to understan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atu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fætjʊəs/ a. Syn. foolish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oolish or silly, especially in self-satisfied wa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easibl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fi:zɪb(ə)l/ a. Syn. practical; possible; suitabl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pable of being accomplished or brought abou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eign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feɪn/ v. Syn. pretend; disguise; concea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ke false appearance of; disguise; conceal; invent or imagin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ein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feɪnt/ n. Syn. trick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rick; any distracting or deceptive maneuve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elicit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fə'lɪsɪtəs/ a. Syn. ap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pt; suitably expressed; well chose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elicit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fə'lɪsɪtɪ/ n. Syn. happines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reat happiness; pleasing and appropriate manner or styl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ervid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fɜrvɪd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xtremely hot; eager; impassioned; burn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etish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fɛtɪʃ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 charm superstitiously believed to embody magical powers; excessive or irrational devotion to some activit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iasco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fɪ'æskoʊ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plete failure; sudden and violent collap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ictiti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fɪk'tɪʃəs/ a. Syn. imaginary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xisting only in imagination; feigned; not true or rea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laccid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flæsɪd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cting in strength, firmness, or resilienc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lagran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fleɪgrənt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bvious and offensive, blatant, scandalous; flaming into notic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lamboyan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flæm'bɔɪənt/ a. Syn. showy; ostentatiou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laborately or excessively ornamente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laun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flɔ:nt/ v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isplay proudly or shamelessly; show oneself off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leeting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fli:tɪŋ/ a. Syn. ephemera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ransient; brief; temporary; passing quick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luctuat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flʌktjʊeɪt/ v. Syn. waver; shif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ise and fall in or as if in waves; shift; vary irregular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bearanc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fɔ:'bɛərəns/ n. Syn. patienc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tience; restraint of passions; act of forbearing or wait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ensic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fə'rɛnzɪk/;/fə'rɛnzɪk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lating to use of technology in investigation and establishment of facts or evidence in court by law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ortuit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fɔ:'tju:ɪtəs/;/-'tu:-/ a. Syn. accidental; rando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ccidental; by chance; coming or occurring without any cau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raca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frækɑr/ n. Syn. disturbanc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oisy, disorderly fight or quarrel; disturbanc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rustrat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frʌ'streɪt/;/'frʌstrɛt/ v. Syn. thwart; defea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ke null; bring to nothing; prevent from taking effect or attaining fulfillmen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ulsom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fʊlsəm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ffensively flattering or insincere; offensive; disgust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garnish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gɑrnɪʃ/ v. Syn. decorat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corate with ornamental appendag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genealog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dʒi:nɪ'ælədʒɪ/ n. Syn. lineag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ccount or history of descent of person or family from ancestor; lineag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genesi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dʒɛnɪsɪs/ n. Syn. origi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ing into being of something; origi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ghastl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gɑrstlɪ/;/'gæstlɪ/ a. Syn. horribl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orrible; inspiring shock; extremely unpleasant or ba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gib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dʒaɪb/ v. Syn. mock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ock; laugh at with contempt and deris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glib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glɪb/ a. Syn. flue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erformed with a natural or offhand ea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glu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glʌt/ v. Syn. overstock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ill beyond capacity, especially with food; swallow greedl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glutton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glʌt(ə)n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erson who eats too much food and drink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gossamer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gɒsəmə(r)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heer, light, delicate, or tenuou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gregari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grɪ'gɛərɪəs/ a. Syn. sociabl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ociable; seeking and enjoying the company of other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grimac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grɪ'meɪs/;/'grɪməs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acial distortion to show feeling such as pain, disgus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hail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heɪl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ll for; salute; greet; praise vociferous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harangu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hə'ræŋ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oisy speech; speech or piece of writing with strong feeling or express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harbinger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hɑrbɪndʒə(r)/ n. Syn. forerunn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orerunner; an indication of approach of something or someon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haught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hɔ:tɪ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igh; lofty; bold; arrogant; overbear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heedles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hi:dlɪs/ a. Syn. disregardi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naware, without noticing; unmindful or thoughtles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hein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heɪnəs/ a. Syn. wicked; atrocious; flagitiou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rossly wicked; abominable; hateful; infamou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heres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hɛrɪsɪ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pinion contrary to popular belief; opinion contrary to accepted relig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hiat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haɪ'eɪtəs/ n. Syn. gap; pau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ap; interruption in duration or continuity; pau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histrionic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hɪstrɪ'ɒnɪk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haracteristic of acting or stage performanc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hoax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hoʊks/ n. Syn. trick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ct intended to deceive or trick; practical jok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hyperbol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haɪ'pɜrbəlɪ/ n. Syn. exaggeration; overstateme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igure of speech in which exaggeration is used for emphasis; overstatemen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diosyncras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dɪə'sɪŋkrəsɪ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ehavioral attribute that is distinctive and peculiar to an individua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gnomin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ɪgnəmɪnɪ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ep disgrace; shame or dishono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mmaculat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'mækjʊlət/ a. Syn. spotless; flawles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potless; flawless; absolutely clea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mminen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ɪmɪnənt/ a. Syn. impendi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ear at hand; close in time; about to occu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mmun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'mju:n/ a. Syn. exempt; resista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sistant to; free or exempt from; not subject t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mpal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m'peɪl/ v. Syn. pierc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ierce; kill by piercing with a spear or sharp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mpeach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m'pi:tʃ/ v. Syn. indict; hind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harge with crime; challenge or discredit the credibility of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mpeccabl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m'pɛkəb(ə)l/ a. Syn. faultless; perfec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aultless; incapable of sin or wrongdo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mpervi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m'pɜrvɪəs/ a. Syn. impenetrabl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mpenetrable; incapable of being damaged or distresse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mplacabl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m'plækəb(ə)l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ncapable of being pacified; not to be relieved;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mplici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m'plɪsɪt/ a. Syn. implied; suggest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mplied or understood though not directly expresse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mpor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m'pɔ:t/ v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ring in from another countr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mpostor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m'pɒstə(r)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omeone who assumes a false identit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mprecation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mprɔ'keɪʃ(ə)n/ n. Syn. cur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urse; act of calling down a curse that invokes evi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mpregnabl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m'prɛgnəb(ə)l/ a. Syn. invulnerabl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nvulnerable; able to withstand attack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mpropriet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mprə'praɪətɪ/ n. Syn. impropernes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mproper act; improper or unacceptable usage in speech or writ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mproviden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m'prɒvɪdənt/ a. Syn. thriftles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hriftless; not providing for future; incautiou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mpugn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m'pju:n/ v. Syn. challeng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ispute or contradict, often in insulting way; challeng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ncarcerat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n'kɑrsəreɪt/ v. Syn. impris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mprison; put into jail; shut up or inclo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ncisiv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n'saɪsɪv/ a. Syn. cutting; sharp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enetrating, clear, and sharp, as in operation or express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ncognito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nkɒg'ni:toʊ/;/ɪn'kɒgnətoʊ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with one's identity disguised or concealed; in disguise; in an assumed character, or under an assumed titl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ncontrovertibl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nkɒntrə'vɜrtɪb(ə)l/ a. Syn. indisputabl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ndisputable; not open to ques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ncremen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ɪnkrɪmənt/ n. Syn. increa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rocess of increasing in number, size, quantity, or exten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ncumben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n'kʌmbənt/ a. Syn. obligatory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mposed as an obligation or duty; currently holding an offic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ndefatigabl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ndɪ'fætɪgəb(ə)l/ a. Syn. tireles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ireless; showing sustained enthusiastic ac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ndigen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n'dɪdʒɪnəs/ a. Syn. native; origina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ative; originating where it is foun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ndomitabl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n'dɒmɪtəb(ə)l/ a. Syn. unconquerable; invincibl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nconquerable; incapable of being overcom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nferenc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ɪnfərəns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nferring by deduction or induction; truth or proposition drawn from another which is admitted or supposed to be true; conclusion; deduc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ngeni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n'dʒi:nɪəs/ a. Syn. clever; resourcefu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lever; having inventive or cunning min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ngenu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n'dʒɛnjʊəs/ a. Syn. young; unsophisticat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aive and trusting; young; unsophisticate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ngratiat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n'greɪʃɪeɪt/ v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ecome popular with; make agreeable or acceptabl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nhibi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n'hɪbɪt/ v. Syn. restrain; preve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strain; prevent or forbid; hold back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nnocu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'nɒkjʊəs/ a. Syn. harmles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aving no adverse effect; harmles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nnuendo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nju:'ɛndoʊ/ n. Syn. hint; implicati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int; indirect implication , usually maliciou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nordinat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'nɔ:dɪnət/ a. Syn. unrestrained; excessiv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xceeding reasonable limits; excessive; not regulated; disorder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nsatiabl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n'seɪʃəb(ə)l/ a. Syn. unquenchable; greedy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ot easily satisfied; impossible to satiate or satisfy; greed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nscrutabl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n'skru:təb(ə)l/ a. Syn. impenetrable; mysteriou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mpenetrable; not readily understood; mysteriou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nsidi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n'sɪdɪəs/ a. Syn. treacherous; stealthy; sly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preading harmfully in a subtle manner; designed or adapted to entrap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nstigat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ɪnstɪgeɪt/ v. Syn. urge; incite; provok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oad or urge forward; provoke; incit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ntegrit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n'tɛgrɪtɪ/ n. Syn. uprightness; wholenes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quality or condition of being whole or undivided; completenes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nvectiv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n'vɛktɪv/ n. Syn. abu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busive language used to express blame or ill wil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rascibl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ɪ'ræsɪb(ə)l/ a. Syn. irritabl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rritable; easily angered; excited by or arising from ange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r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aɪə(r)/ n. Syn. anger; irritat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nger; wrath; keen resentment; irritat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rksom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ɜrksəm/ a. Syn. annoying; tediou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using annoyance, weariness, or vexation; tediou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tineran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aɪ'tɪnərənt/ a. Syn. wandering; traveli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wandering; traveling place to place, especially to perform work or dut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jargon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dʒɑrgən/ n. Syn. gibberish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anguage used by a special group; technical terminology; nonsensical or meaningless talk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jaunt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dʒɔ:ntɪ/ a. Syn. lighthearted; animat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ay in manner, appearance, or action; easy and carefre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jeopard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dʒɛpədɪ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xposure to death, loss, or injury; hazard; risk of loss or injur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jettison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dʒɛtɪs(ə)n/ v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hrow overboard; eject from boat, submarine, aircraft, or spaceship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judici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dʒu:'dɪʃəs/ a. Syn. wise; prude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xhibiting good judgment or sound thinking; pruden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ken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kɛn/ n. Syn. understanding; knowledge; scop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nderstanding; knowledge; range of vis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labyrinth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læbərɪnθ/ n. Syn. maz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ze; complex structure of interconnecting passag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lachrymos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lækrɪmoʊs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weeping or inclined to weep; tearful; showing sorrow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laconic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lə'kɒnɪk/ a. Syn. conci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rief; effectively cut short; marked by use of few word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larcen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lɑrsənɪ/ n. Syn. thef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nlawful taking and removing of another's personal property; thef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laten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leɪtənt/ a. Syn. dormant; hidd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resent or potential but not evident or active; dormant; hidde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lavish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lævɪʃ/ a. Syn. liberal; profu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iberal; wasteful; excessive spend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lethal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li:θ(ə)l/ a. Syn. deadly; fata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adly; causing or capable of causing death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longevit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lɒn'dʒɛvɪtɪ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ong life; great duration of life; long duration or continuance, as in an occupa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low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loʊ/ v. Syn. mo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tter sound made by cattle; make a low noi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lucid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lu:sɪd/ a. Syn. clear; intelligibl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asily understood; clear; intelligibl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ludicr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lu:dɪkrəs/ a. Syn. laughable; trifli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aughable; completely devoid of wisdom or good sen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luminar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lu:mɪnərɪ/;/'lumɪnɛrɪ/ n. Syn. celebrity; dignitary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elebrity; person who is an inspiration to others; person who has achieved eminence in specific fiel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alic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mælɪs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nmity of heart; malevolence; ill will; spirit delighting in harm or misfortune to anothe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alici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mə'lɪʃəs/ a. Syn. spitefu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liberately harmful; spiteful; proceeding from extreme hatre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asquerad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mæskə'reɪd/;/mæskə'rɛd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ssembly of persons wearing masks, and amusing themselves with dancing, conversation, or other diversions; dramatic performance by actors in mask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audlin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mɔ:dlɪn/ a. Syn. sentimenta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earfully sentimental; over-emotional; sickly-sentimenta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eander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mɪ'ændə(r)/ v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ollow a winding and turning course; move aimlessly and idly without fixed direc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ediocr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mi:dɪ'oʊkə(r)/ a. Syn. ordinary; commonplace; averag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oderate to inferior in quality; ordinary; commonplac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ercenar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mɜrsɪnərɪ/;/-nɛrɪ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nterested in making money; profit oriented; hired for service in foreign arm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eretrici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mɛrɪ'trɪʃəs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f or pertaining to prostitutes; tastelessly showy; lustful; deceptive; mislead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eticul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mɪ'tɪkjʊləs/ a. Syn. scrupulous; cautiou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xcessively careful; marked by extreme care in treatment of detail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ettl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mɛt(ə)l/ n. Syn. courage; spiri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quality of endurance and courage; good temperament and characte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icrocosm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maɪkrəkɒz(ə)m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mall, representative system having analogies to larger system; miniature model of someth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imic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mɪmɪk/ v. Syn. imitate; copy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py or imitate closely, especially in speech, express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isanthrop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mɪsənθroʊp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ne who hates or mistrusts mankin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isnomer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mɪs'noʊmə(r)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rror in naming person or place; incorrect designa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onologu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mɒnəlɒg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peech uttered by a person alone; dramatic soliloqu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oros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mə'roʊs/ a. Syn. sullen; gloomy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ll humored; sullen; depressingly dark; gloomy; persisten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otle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mɒtlɪ/ a. Syn. mixed; heterogeneou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ulti-colored; mixed; having elements of great variet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ottled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mɒt(ə)ld/ a. Syn. spott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potted with different shades or color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undan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mʌndeɪn/ a. Syn. worldly; earthly; secul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elonging to this earth or world; not ideal or heavenly; concerned with commonplaces; ordinar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urk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mɜrkɪ/ a. Syn. vagu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ark and gloomy; thick with fog; vagu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yriad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mɪrɪəd/ a. Syn. innumerable; many; countless; numberles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f very large or indefinite number; of ten thousan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autical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nɔ:tɪk(ə)l/ a. Syn. marine; maritime; nava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lating to ships, sailors, or naviga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ettl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nɛt(ə)l/ v. Syn. annoy; vex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ause annoyance in; disturb, especially by minor irritations; vex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octurnal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nɒk'tɜrn(ə)l/ a. Syn. nightly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f or relating to or occurring in the night; most active at nigh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oisom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nɔɪsəm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oul-smelling; offensive by arousing disgust; harmful or dangerou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ostalgia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nə'stældʒə/ n. Syn. homesicknes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omesickness; bittersweet longing for things of past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otori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noʊ'tɔ:rɪəs/ a. Syn. disreputable; infamou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isreputable; known widely and usually unfavorably; infamou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ovic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nɒvɪs/ n. Syn. beginn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eginner; person new to a field or activit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obdurat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ɒbdjʊrɪt/;/'ɑbdərɪt/ a. Syn. stubborn; inflexibl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ardened in wrongdoing or wickedness; not giving in to persuas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oblivion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ə'blɪvɪən/ n. Syn. amnesty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ndition or quality of being completely forgotten; official overlooking of offenses; amnest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oblivi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ə'blɪvɪəs/ a. Syn. forgetfu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nattentive or unmindful; lacking all memory; forgetfu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obsession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əb'sɛʃ(ə)n/ n. Syn. fascination; mani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pulsive, often unreasonable idea or emo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obsolet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ɒbsəli:t/ a. Syn. outmoded; antiquat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o longer useful; outmoded; antiquate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obtrud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əb'tru:d/ v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ush oneself or one's ideas forward or intrude; stick out or extrud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obtrusiv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əb'tru:sɪv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nclined to intrude or thrust one's self or one's opinions upon others; enter uninvited; forward; pushing; intrusive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obviat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ɒbvɪeɪt/ v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ypass requirement or make it unnecessary; get rid of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omnipoten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ɒm'nɪpətənt/ a. Syn. infinit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ll-powerful; having unlimited or universal power, authority, or forc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on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oʊnəs/ n. Syn. burden; responsibility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urden or obligation; difficult or disagreeable responsibility or necessit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ostensibl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ɒ'stɛnsɪb(ə)l/ a. Syn. appare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ut forth or held out as real, actual, or intended; proper or intended to be show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ostraciz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ɒstrəsaɪz/ v. Syn. ba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xclude from community or group; banish by popular vot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anacea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pænə'sɪə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medy for all diseases, evils, or difficulties; a cure-al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anegyric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pænɪ'dʒɪrɪk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ormal or high praise; formal eulogistic composition intended as public complimen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aradox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pærədɒks/ n. Syn. contradicti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omething apparently contradictory in nature; statement that looks false but is actually correc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araphras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pærəfreɪz/ v. Syn. restate; rewor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state text in one's own words, especially to clarify thought of other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arod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pærədɪ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work or performance that imitates another work or performance with ridicule or irony; make fun of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eccadillo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pɛkə'dɪloʊ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light offense; small sin or faul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ecuniar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pɪ'kju:nɪərɪ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lating to money; requiring payment of mone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edan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pɛdənt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ne who is overly concerned with formal rules and trivial points of learn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edantic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pɪ'dəntɪk/ a. Syn. bookish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rked by narrow focus on or display of learning, especially formal rules and trivial points; bookish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eremptor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pə'rɛmptərɪ/;/'pɛrəmptɔ:rɪ/ a. Syn. imperativ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ffensively self-assured; dictatorial; not allowing contradiction or refusa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ertinaci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pɜrtɪ'neɪʃəs/;/-tn'eɪʃəs/ a. Syn. stubborn; persiste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tubbornly or perversely persistent; unyielding; obstinat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erus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pə'ru:z/ v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ad or examine, typically with great car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ervers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pə'vɜrs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tubbornly wrongheaded; directed away from what is right or goo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etrif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pɛtrɪfaɪ/ v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nvert wood or other organic matter into stony replica; cause to become stiff or stonelik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lagiarism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pleɪdʒərɪzəm/ n. Syn. copying; imitati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heft of another's ideas or writings passed off as origina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latitud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plætɪtju:d/;/-tu:d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ullness; insipidity of thought; commonplace statement; lack of originalit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lebeian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plɪ'bi:ən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rude or coarse; unrefined or coarse in nature or manner; common or vulga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onder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pɒndərəs/ a. Syn. weighty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low and laborious because of weight; labored and dul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ecari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prɪ'kɛərɪəs/ a. Syn. uncertain; risky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ncertain; risky; dangerously lacking in security or stabilit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ecipit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prɪ'sɪpɪtəs/ a. Syn. steep; overhasty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xtremely steep; descending rapidly, or rushing onwar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ecoci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prɪ'koʊʃəs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dvanced in development; appearing or developing ear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edator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prɛdətərɪ/;/'prɛdətɔ:rɪ/ a. Syn. carnivorou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iving by preying on other animal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edilection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pri:dɪ'lɛkʃ(ə)n/;/prɛdl'ɛkʃən/ n. Syn. partiality; preferenc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ndition of favoring or liking; tendency towards; preferenc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elud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prɛlju:d/ n. Syn. introduction; forerunn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ntroduction; forerunner; preliminary or prefac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erogativ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prɪ'rɒgətɪv/ n. Syn. privileg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rivilege; unquestionable right; exclusive power to comman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estig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prɛ'sti:ʒ/ n. Syn. fame; reputati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mpression produced by achievements or reputation; recognized distinction or importanc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esumption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prɪ'zʌmpʃ(ə)n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ct of presuming, or believing upon probable evidence; act of assuming; belief upon incomplete proof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crastinat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proʊ'kræstɪneɪt/ v. Syn. postpon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stpone or delay needlessly; put off doing something, especially out of habitual carelessness or lazines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gnosi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prɒg'noʊsɪs/ n. Syn. forecast; predicti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orecasted course of a disease; forecast or prediction; likelihood of recovery from a disea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montor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prɒməntərɪ/;/-tɔ:rɪ/ n. Syn. cliff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atural elevation, especially a rock that projects into the sea; cliff; headland; high cap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mulgat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prɒməlgeɪt/ v. Syn. announc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roclaim doctrine or law; make known by official publica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visional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prə'vɪʒən(ə)l/ a. Syn. tentative; temporary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emporary; provided for present need on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ximit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prɒk'sɪmɪtɪ/ n. Syn. nearness; adjacency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tate of being proximate; nearness in place, time, or rela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seudonym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sju:dənɪm/;/'su:-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en name; fictitious name used when someone performs a particular social rol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unitiv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pju:nɪtɪv/ a. Syn. punishi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unishing; involving punishment; awarding or inflicting punishmen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querul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kwɛrʊləs/ a. Syn. fretful; whini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abitually complaining; expressing complaint or grievanc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quixotic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kwɪk'sɒtɪk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dealistic without regard to practicalit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aconteur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rækɒn'tə:(r)/ n. Syn. storytell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toryteller; one who tells stories and anecdotes with skill and wi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adical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rædɪk(ə)l/ a. Syn. drastic; extrem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rastic; extreme; arising from or going to a root or source; basic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amification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ræmɪfɪ'keɪʃ(ə)n/ n. Syn. subdivisi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ct or process of branching out or dividing into branches; subdivision or branch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az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reɪz/ v. Syn. demolish; rui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stroy completely; scrape or shave off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ecapitulat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ri:kə'pɪtjʊleɪt/ v. Syn. summariz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ummarize; repeat in concise for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eciprocal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rɪ'sɪprək(ə)l/ a. Syn. mutual; exchangeable; interacti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ncerning each of two or more persons or things; exchangeable; interact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ecumben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rɪ'kʌmbənt/ a. Syn. reclini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clining; lying down completely or in par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edolen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rɛdələnt/ a. Syn. fragrant; odorou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ragrant; odorous; suggestive of odo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edoubtabl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rɪ'daʊtəb(ə)l/ a. Syn. formidabl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ormidable; arousing fear or awe; worthy of respect or hono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efut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rɪ'fju:t/ v. Syn. disprov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isprove; prove to be false or incorrec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eiterat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ri:'ɪtəreɪt/ v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ay, state, or perform again or repeated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emunerativ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rɪ'mju:nərətɪv/ a. Syn. compensating; rewardi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pensating; rewarding; profitable or pay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enegad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rɛnɪgeɪd/ n. Syn. deserter; trait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isloyal person; traitor or rebe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eprisal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rɪ'praɪz(ə)l/ n. Syn. retaliation; recapti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ction taken in return for injury or offen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esentmen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rɪ'zɛntmənt/ n. Syn. indignation; bitterness; displeasur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ndignation; deep sense of injury; strong displeasur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esilien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rɪ'zɪlɪənt/ a. Syn. elastic; flexible; reboundi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lastic; having power of springing back or recover readi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espit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rɛspaɪt/ n. Syn. pau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sually short interval of rest or relief; delay in punishmen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etribution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rɛtrɪ'bju:ʃ(ə)n/ n. Syn. vengeance; compensati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omething justly deserved; recompense; compensation; punishment for offens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etriev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rɪ'tri:v/ v. Syn. recover; regai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cover; find and bring in; get back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udimentar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ru:dɪ'mɛntərɪ/ a. Syn. elementary; crude; incipie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lating to basic facts or principles; being in the earliest stages of development; incipien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u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ru:/ v. Syn. regret; lament; mour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eel regret, remorse, or sorrow for; mour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acrosanc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sækroʊsæŋkt/ a. Syn. inviolabl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garded as sacred and inviolabl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agaci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sə'geɪʃəs/ a. Syn. perceptive; shrew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erceptive; shrewd; having insigh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agacit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sə'gæsətɪ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quality of being sagacious; quickness or acuteness of sense perceptions; keenness of discernment; shrewdnes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anctimoni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sæŋktɪ'moʊnɪəs/ a. Syn. hypocritica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xcessively or hypocritically pious; possessing sanctity; sacred; holy; saintly; religiou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anguin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sæŋgwɪn/ a. Syn. cheerful; hopeful; ruddy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heerfully confident; optimistic; of healthy reddish color; rudd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artorial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sɑr'tɔ:rɪəl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lating to a tailor, tailoring, or tailored cloth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courg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skɜrdʒ/ n. Syn. lash; whip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whip used to inflict punishment; severe punishmen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crutiniz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skru:tɪnaɪz/;/-tənaɪz/ v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xamine closely and critical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imper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sɪmpə(r)/ v. Syn. smirk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mirk; smile in artificial way to make an impress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inecur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saɪnɪkjʊə(r)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well-paid position with little responsibilit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inister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sɪnɪstə(r)/ a. Syn. evi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uggesting or threatening evi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oporific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sɒpə'rɪfɪk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leep-causing; marked by sleepines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ordid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sɔ:dɪd/ a. Syn. filthy; vile; dirty; fou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ilthy; unethical or dishonest; dirty; foul; morally degrade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overeign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sɒvrɪn/ a. Syn. excellent; independe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aving supreme rank or power; self governing; excellent; independen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poradic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spə'rædɪk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ccurring at irregular intervals; having no pattern or order in tim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purn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spɜrn/ v. Syn. reject; scor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ject disdainfully or contemptuously; scor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toic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stoʊɪk/ a. Syn. impassiv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ne who is seemingly indifferent to or unaffected by joy, grief, pleasure, or pai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tringen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strɪndʒənt/ a. Syn. binding; rigi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manding strict attention to rules and procedures; binding; rigi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tupend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stju:'pɛndəs/;/stu:-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stonishing; wonderful; amazing, especially, astonishing in magnitude or eleva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ucculen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sʌkjʊlənt/ a. Syn. delectabl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ull of juicy; full of richness; highly interesting or enjoyable; delectabl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ultr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sʌltrɪ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urning hot; extremely and unpleasantly ho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angibl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tændʒɪb(ə)l/ a. Syn. real; palpabl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ble to be touched; real or concrete; palpabl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antamoun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tæntəmaʊnt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quivalent in effect or valu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aun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tɔ:nt/ v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proach in a mocking, insulting, or contemptuous manner; make fun of , often in an aggressive manne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emerity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tɪ'mɛrɪtɪ/ n. Syn. boldness; rashnes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oldness; rashness; foolhardy disregard of dange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emporal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tɛmpər(ə)l/ a. Syn. secula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ot lasting forever; limited by time; secular or civil; of material world; world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ene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tɛnɪt/ n. Syn. doctrine; dogm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pinion, doctrine, or principle held as being true by person or organiza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enu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tɛnjʊəs/ a. Syn. thin; rare; sli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ong and thin; slender; having little substanc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ranquil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træŋkwɪl/ a. Syn. serene; pacific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ree from disturbance; pacific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ransgres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træns'grɛs, trɑr-/ v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ss over or beyond; surpas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remul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trɛmjʊləs/ a. Syn. trembling; waveri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rked by trembling, quivering, or shaking; timid or fearful; timorou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rivial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trɪvɪəl/ a. Syn. unimportant; trifling; commonplac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nimportant; of little significance or value; ordinary; commonplac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ruculenc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trukjələns/ n. Syn. aggressiveness; ferocity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ggressiveness; ferocity; ferociously cruel actions or behavio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ruculen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trukjələnt, 'trʌkjʊlənt/ a. Syn. belligere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isposed to fight; belligerent; aggressively hostil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urgid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tɜrdʒɪd/ a. Syn. swollen; distend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wollen; distended; excessively ornate or complex in style or languag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ubiquit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ju:'bɪkwɪtəs/ a. Syn. omniprese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eing or existing everywhere; omnipresen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untenabl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ʌn'tɛnəb(ə)l/ a. Syn. indefensibl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ndefensible; not able to be maintaine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utilitarian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jʊtɪlɪ'tɛərɪən/ a. Syn. practical; useful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ractical and functional, not just for show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vanquish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væŋkwɪʃ/ v. Syn. conquer; overcome; defea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nquer; overcome; come out better in a competi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veneer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vɪ'nɪə(r)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hin layer; coating consisting of thin layer; ornamental coating to a build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venerabl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vɛnərəb(ə)l/ a. Syn. revered; honor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serving high respect; impressive by reason of age; profoundly honore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vernal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vɜrn(ə)l/ a. Syn. fresh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lated to spring; suggestive of youth; vigorous and fresh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versatil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vɜrsətaɪl/;/-tl/ a. Syn. flexible; pliabl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aving many talents; capable of working in many field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vicari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vɪ'kɛərɪəs/ a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cting as substitute; done by deputy; experienced at secondhan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vicissitud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vɪ'sɪsɪtud/ n. 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hange, especially in one's life or fortunes; regular change or succession of one thing to another; alterna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vituperativ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vaɪ'tupərətiv/ a. Syn. abusive; scoldi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arked by harsh spoken or written abuse; scold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waiv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weɪv/ v. Syn. yield; relinquish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ive up temporarily; yield; give up voluntarily; defe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whim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wɪm/;/hwɪm/ n. Syn. fancy; caprice; impul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udden turn or start of mind; temporary eccentricity; fancy; capricious no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whimsical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wɪmzɪk(ə)l/ a. Syn. capriciou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termined by chance or impulse or whim rather than by necessity or reason; capriciou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writhe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raɪð/ v. Syn. contor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ove in twisting or contorted motion; contort in pai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zealot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zɛlət/ n. Syn. fanatic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anatically committed person; person who shows excessive zea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zealous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zɛləs/ a. Syn. enthusiastic; ferven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nthusiastic; filled with or motivated by zea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zenith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/'zɛnɪθ/ n. Syn. summi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int directly overhead in sky; summit</text:p>
          </table:table-cell>
          <table:table-cell table:number-columns-repeated="16383"/>
        </table:table-row>
        <table:table-row table:number-rows-repeated="104667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sang-Yao 'Polo' Chen</meta:initial-creator>
    <dc:creator>Tsang-Yao 'Polo' Chen</dc:creator>
    <meta:creation-date>2014-08-13T17:04:00Z</meta:creation-date>
    <dc:date>2014-08-13T17:12:08Z</dc:date>
  </office:meta>
</office:document-meta>
</file>